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Heading_20_1">
      <style:paragraph-properties fo:break-before="page"/>
      <style:text-properties officeooo:rsid="001dacca" officeooo:paragraph-rsid="001dacca"/>
    </style:style>
    <style:style style:name="P3" style:family="paragraph" style:parent-style-name="Heading_20_1">
      <style:paragraph-properties fo:break-before="page"/>
      <style:text-properties officeooo:rsid="001eea13" officeooo:paragraph-rsid="001eea13"/>
    </style:style>
    <style:style style:name="P4" style:family="paragraph" style:parent-style-name="Heading_20_1">
      <style:paragraph-properties fo:break-before="page"/>
      <style:text-properties officeooo:rsid="0020c4aa" officeooo:paragraph-rsid="0020c4aa"/>
    </style:style>
    <style:style style:name="P5" style:family="paragraph" style:parent-style-name="Heading_20_1">
      <style:paragraph-properties fo:break-before="page"/>
      <style:text-properties officeooo:rsid="0022c169" officeooo:paragraph-rsid="0022c169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text-properties officeooo:paragraph-rsid="001dacca"/>
    </style:style>
    <style:style style:name="P8" style:family="paragraph" style:parent-style-name="Text_20_body" style:list-style-name="L1">
      <style:text-properties officeooo:paragraph-rsid="0020c4aa"/>
    </style:style>
    <style:style style:name="P9" style:family="paragraph" style:parent-style-name="Text_20_body" style:list-style-name="L1">
      <style:text-properties officeooo:paragraph-rsid="0022c169"/>
    </style:style>
    <style:style style:name="P10" style:family="paragraph" style:parent-style-name="Text_20_body" style:list-style-name="L1">
      <style:text-properties officeooo:rsid="001dacca" officeooo:paragraph-rsid="001dacca"/>
    </style:style>
    <style:style style:name="P11" style:family="paragraph" style:parent-style-name="Text_20_body" style:list-style-name="">
      <style:paragraph-properties fo:line-height="100%"/>
      <style:text-properties officeooo:rsid="001dacca" officeooo:paragraph-rsid="001dacca"/>
    </style:style>
    <style:style style:name="P12" style:family="paragraph" style:parent-style-name="Text_20_body">
      <style:text-properties officeooo:paragraph-rsid="001dacca"/>
    </style:style>
    <style:style style:name="P13" style:family="paragraph" style:parent-style-name="Text_20_body" style:list-style-name="L1">
      <style:text-properties officeooo:rsid="001eea13" officeooo:paragraph-rsid="001eea13"/>
    </style:style>
    <style:style style:name="P14" style:family="paragraph" style:parent-style-name="Text_20_body">
      <style:text-properties officeooo:rsid="001eea13" officeooo:paragraph-rsid="001eea13"/>
    </style:style>
    <style:style style:name="P15" style:family="paragraph" style:parent-style-name="Text_20_body">
      <style:text-properties officeooo:paragraph-rsid="001eea13"/>
    </style:style>
    <style:style style:name="P16" style:family="paragraph" style:parent-style-name="Text_20_body" style:list-style-name="L1">
      <style:text-properties officeooo:rsid="0020c4aa" officeooo:paragraph-rsid="0020c4aa"/>
    </style:style>
    <style:style style:name="P17" style:family="paragraph" style:parent-style-name="Text_20_body">
      <style:text-properties officeooo:rsid="0020c4aa" officeooo:paragraph-rsid="0020c4aa"/>
    </style:style>
    <style:style style:name="P18" style:family="paragraph" style:parent-style-name="Text_20_body" style:list-style-name="L1">
      <style:text-properties officeooo:rsid="00216f53" officeooo:paragraph-rsid="00216f53"/>
    </style:style>
    <style:style style:name="P19" style:family="paragraph" style:parent-style-name="Text_20_body">
      <style:text-properties officeooo:paragraph-rsid="00216f53"/>
    </style:style>
    <style:style style:name="P20" style:family="paragraph" style:parent-style-name="Text_20_body" style:list-style-name="L1">
      <style:text-properties officeooo:rsid="0022c169" officeooo:paragraph-rsid="0022c169"/>
    </style:style>
    <style:style style:name="P21" style:family="paragraph" style:parent-style-name="Text_20_body" style:list-style-name="L1">
      <style:paragraph-properties fo:break-before="page"/>
      <style:text-properties officeooo:rsid="001dacca" officeooo:paragraph-rsid="001dacca"/>
    </style:style>
    <style:style style:name="T1" style:family="text">
      <style:text-properties officeooo:rsid="001d2e4b"/>
    </style:style>
    <style:style style:name="T2" style:family="text">
      <style:text-properties officeooo:rsid="001dacca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uutyötila</text:p>
      <text:p text:style-name="Subtitle">Tarkastuslistat koulutuksien tueksi</text:p>
      <text:p text:style-name="Text_20_body"/>
      <text:h text:style-name="P1" text:outline-level="1">Yleiset <text:span text:style-name="T1">asiat</text:span></text:h>
      <text:list xml:id="list2921643763" text:style-name="L1">
        <text:list-item>
          <text:p text:style-name="P6">Huomioi muut tilassa olevat</text:p>
          <text:list>
            <text:list-item>
              <text:p text:style-name="P6">Ilmoita kovista äänistä</text:p>
            </text:list-item>
            <text:list-item>
              <text:p text:style-name="P6">Huomioi vaara-alueet</text:p>
            </text:list-item>
            <text:list-item>
              <text:p text:style-name="P6">Huomioi muiden koneiden käyttäjät</text:p>
            </text:list-item>
          </text:list>
        </text:list-item>
        <text:list-item>
          <text:p text:style-name="P6">Henkilösuojaimet</text:p>
          <text:list>
            <text:list-item>
              <text:p text:style-name="P6">Kuulonsuojaimet</text:p>
            </text:list-item>
            <text:list-item>
              <text:p text:style-name="P6">Suojalasit</text:p>
            </text:list-item>
            <text:list-item>
              <text:p text:style-name="P6">Hengityssuojaimet</text:p>
            </text:list-item>
          </text:list>
        </text:list-item>
        <text:list-item>
          <text:p text:style-name="P6">Siivous</text:p>
          <text:list>
            <text:list-item>
              <text:p text:style-name="P6">Ilmanpuhdistin</text:p>
            </text:list-item>
            <text:list-item>
              <text:p text:style-name="P6">Puruimuri</text:p>
            </text:list-item>
            <text:list-item>
              <text:p text:style-name="P6">Teollisuusimuri</text:p>
              <text:list>
                <text:list-item>
                  <text:p text:style-name="P6">Suodattimen puhdistus</text:p>
                </text:list-item>
              </text:list>
            </text:list-item>
            <text:list-item>
              <text:p text:style-name="P6">Harjat</text:p>
            </text:list-item>
          </text:list>
        </text:list-item>
        <text:list-item>
          <text:p text:style-name="P6">Säilytys</text:p>
          <text:list>
            <text:list-item>
              <text:p text:style-name="P6">Kysy lupa</text:p>
            </text:list-item>
            <text:list-item>
              <text:p text:style-name="P6">Merkitse kappaleisiin</text:p>
              <text:list>
                <text:list-item>
                  <text:p text:style-name="P6">Nimesi</text:p>
                </text:list-item>
                <text:list-item>
                  <text:p text:style-name="P6">Puhelinnumerosi</text:p>
                </text:list-item>
                <text:list-item>
                  <text:p text:style-name="P6">Päivämäärä</text:p>
                </text:list-item>
              </text:list>
            </text:list-item>
          </text:list>
        </text:list-item>
        <text:list-item>
          <text:p text:style-name="P6">Materiaalit</text:p>
          <text:list>
            <text:list-item>
              <text:p text:style-name="P6">Varo myrkyllisiä puita</text:p>
              <text:list>
                <text:list-item>
                  <text:p text:style-name="P6">Kyllästetty puu, MDF</text:p>
                </text:list-item>
              </text:list>
            </text:list-item>
            <text:list-item>
              <text:p text:style-name="P6">Älä syötä koneisiin hiekkaa tai nauloja</text:p>
            </text:list-item>
            <text:list-item>
              <text:p text:style-name="P6">Ei metallin työstöä puutyötilassa</text:p>
            </text:list-item>
          </text:list>
        </text:list-item>
        <text:list-item>
          <text:p text:style-name="P6">Jos jotain menee rikki</text:p>
          <text:list>
            <text:list-item>
              <text:p text:style-name="P6">Merkitse lapulla</text:p>
            </text:list-item>
            <text:list-item>
              <text:p text:style-name="P6">Ota kuva</text:p>
            </text:list-item>
            <text:list-item>
              <text:p text:style-name="P6">Ilmoita <text:span text:style-name="T2">viestimissä</text:span></text:p>
            </text:list-item>
          </text:list>
        </text:list-item>
      </text:list>
      <text:p text:style-name="Text_20_body"/>
      <text:h text:style-name="P2" text:outline-level="1">Iso nauhahiomakone</text:h>
      <text:list xml:id="list173158783894277" text:continue-numbering="true" text:style-name="L1">
        <text:list-item>
          <text:p text:style-name="P10">Nauhan keskittäminen</text:p>
        </text:list-item>
        <text:list-item>
          <text:p text:style-name="P10">Koneen kallistus</text:p>
          <text:list>
            <text:list-item>
              <text:p text:style-name="P10">Nauhan auttaminen ongelmallisen kiinikkeen yli</text:p>
            </text:list-item>
            <text:list-item>
              <text:p text:style-name="P10">Palauta aina suoraan kulmaan</text:p>
            </text:list-item>
          </text:list>
        </text:list-item>
        <text:list-item>
          <text:p text:style-name="P10">Pöydän korkeussäätö</text:p>
        </text:list-item>
        <text:list-item>
          <text:p text:style-name="P10">Nauhan tasainen kuluttaminen</text:p>
          <text:list>
            <text:list-item>
              <text:p text:style-name="P10">Käytetään muukin osa nauhasta kuin alimmat sentit</text:p>
            </text:list-item>
          </text:list>
        </text:list-item>
        <text:list-item>
          <text:p text:style-name="P10">Kappaleen käsittely</text:p>
          <text:list>
            <text:list-item>
              <text:p text:style-name="P10">Kiilautumisen ehkäisy</text:p>
            </text:list-item>
            <text:list-item>
              <text:p text:style-name="P10">Älä paina liikaa</text:p>
            </text:list-item>
            <text:list-item>
              <text:p text:style-name="P10">Hio vain vastetta tai rullaa vasten</text:p>
            </text:list-item>
          </text:list>
        </text:list-item>
        <text:list-item>
          <text:p text:style-name="P10">Materiaalit</text:p>
          <text:list>
            <text:list-item>
              <text:p text:style-name="P10">Älä hio pintakäsiteltyä puuta, koska nauha menee nopeasti tukkoon</text:p>
            </text:list-item>
            <text:list-item>
              <text:p text:style-name="P10">Moni muovi sulaa nauhaan kiinni</text:p>
            </text:list-item>
            <text:list-item>
              <text:p text:style-name="P10">Huomioi mahdollisesti myrkyllinen pöly</text:p>
              <text:list>
                <text:list-item>
                  <text:p text:style-name="P10">Halpa MDF</text:p>
                </text:list-item>
                <text:list-item>
                  <text:p text:style-name="P10">Eksoottiset puut</text:p>
                </text:list-item>
              </text:list>
            </text:list-item>
          </text:list>
        </text:list-item>
        <text:list-item>
          <text:p text:style-name="P10">Nauhan vaihto on parasta jättää osaavalle</text:p>
          <text:list>
            <text:list-item>
              <text:p text:style-name="P10">Nauha repeytyy helposti varomattomalla käsittelyllä</text:p>
            </text:list-item>
            <text:list-item>
              <text:p text:style-name="P10">Väärinpäin asetettu nauha tuhoutuu välittömästi</text:p>
            </text:list-item>
            <text:list-item>
              <text:p text:style-name="P10">Nauhan katkeamiseen johtanut tilanne on hyvä käydä läpi kunnolla</text:p>
              <text:list>
                <text:list-item>
                  <text:p text:style-name="P7"><text:span text:style-name="T2">Vältetään ettei nauhoja menisi samalla tavalla rikki kahta kappaletta</text:span></text:p>
                </text:list-item>
              </text:list>
            </text:list-item>
          </text:list>
        </text:list-item>
      </text:list>
      <text:p text:style-name="P12"/>
      <text:h text:style-name="P2" text:outline-level="1">Pöytäsaha</text:h>
      <text:list xml:id="list173158693562814" text:continue-numbering="true" text:style-name="L1">
        <text:list-item>
          <text:p text:style-name="P10">Pöytäsaha on puutyökoneista ehdottomasti vaarallisin</text:p>
          <text:list>
            <text:list-item>
              <text:p text:style-name="P7"><text:span text:style-name="T2">Takapotku</text:span></text:p>
            </text:list-item>
          </text:list>
        </text:list-item>
        <text:list-item>
          <text:p text:style-name="P7">Materiaalit</text:p>
          <text:list>
            <text:list-item>
              <text:p text:style-name="P10">Kappaleessa oltava suora sivu asetettavaksi vastetta vastaan</text:p>
            </text:list-item>
            <text:list-item>
              <text:p text:style-name="P10">Kappaleen on pysyttävä vakaasti pöydällä</text:p>
            </text:list-item>
            <text:list-item>
              <text:p text:style-name="P10">Ei pyöreitä kappaleita</text:p>
            </text:list-item>
          </text:list>
        </text:list-item>
        <text:list-item>
          <text:p text:style-name="P10">Sahan vasteet</text:p>
          <text:list>
            <text:list-item>
              <text:p text:style-name="P10">Halkaisuvaste</text:p>
              <text:list>
                <text:list-item>
                  <text:p text:style-name="P10">Metallikieli</text:p>
                </text:list-item>
                <text:list-item>
                  <text:p text:style-name="P10">Profiilin eri asennot</text:p>
                </text:list-item>
              </text:list>
            </text:list-item>
            <text:list-item>
              <text:p text:style-name="P10">Katkaisuvaste</text:p>
              <text:list>
                <text:list-item>
                  <text:p text:style-name="P10">Kohdistintappi, molemmat kohdat</text:p>
                </text:list-item>
                <text:list-item>
                  <text:p text:style-name="P10">90-asteen asetintapit</text:p>
                </text:list-item>
                <text:list-item>
                  <text:p text:style-name="P10">Puristin</text:p>
                </text:list-item>
                <text:list-item>
                  <text:p text:style-name="P10">Pituudenrajoitin</text:p>
                </text:list-item>
                <text:list-item>
                  <text:p text:style-name="P10">Kelkan tukivarren aiheuttamat rajoitukset kappaleen leveydelle</text:p>
                </text:list-item>
              </text:list>
            </text:list-item>
            <text:list-item>
              <text:p text:style-name="P10">Puinen kelkka</text:p>
            </text:list-item>
            <text:list-item>
              <text:p text:style-name="P10">Jiirivaste</text:p>
            </text:list-item>
            <text:list-item>
              <text:p text:style-name="P10">Aina sahatessa käytössä tasan yksi vaste</text:p>
              <text:list>
                <text:list-item>
                  <text:p text:style-name="P10">Muuten kappale kääntyy, tarraa terään ja lentää vatsasta läpi</text:p>
                </text:list-item>
              </text:list>
            </text:list-item>
          </text:list>
        </text:list-item>
        <text:list-item>
          <text:p text:style-name="P10">Liukupöytä</text:p>
          <text:list>
            <text:list-item>
              <text:p text:style-name="P10">Lukitus</text:p>
            </text:list-item>
            <text:list-item>
              <text:p text:style-name="P10">Kelkan tukivarsi</text:p>
            </text:list-item>
            <text:list-item>
              <text:p text:style-name="P10">Kelkan siirto</text:p>
            </text:list-item>
          </text:list>
        </text:list-item>
        <text:list-item>
          <text:p text:style-name="P10">Terän säätö</text:p>
          <text:list>
            <text:list-item>
              <text:p text:style-name="P10">Korkeus</text:p>
            </text:list-item>
            <text:list-item>
              <text:p text:style-name="P10">Kallistus</text:p>
              <text:list>
                <text:list-item>
                  <text:p text:style-name="P10">Vain 90-asteen stoppariin voi luottaa</text:p>
                </text:list-item>
              </text:list>
            </text:list-item>
          </text:list>
        </text:list-item>
        <text:list-item>
          <text:p text:style-name="P10">Purunpoisto</text:p>
          <text:list>
            <text:list-item>
              <text:p text:style-name="P10">Sulkupelti</text:p>
            </text:list-item>
            <text:list-item>
              <text:p text:style-name="P10">Huoltoluukku</text:p>
            </text:list-item>
          </text:list>
        </text:list-item>
        <text:list-item>
          <text:p text:style-name="P10">Työntökepit</text:p>
        </text:list-item>
      </text:list>
      <text:p text:style-name="P11"><text:soft-page-break/></text:p>
      <text:list xml:id="list173160276946963" text:continue-numbering="true" text:style-name="L1">
        <text:list-item>
          <text:p text:style-name="P21">Sahaus</text:p>
          <text:list>
            <text:list-item>
              <text:p text:style-name="P13">Pöytäsahaa ei saa käyttää samaan aikaan oikohöylän kanssa</text:p>
            </text:list-item>
            <text:list-item>
              <text:p text:style-name="P10">Älä sahaa kiireessä</text:p>
            </text:list-item>
            <text:list-item>
              <text:p text:style-name="P10">Älä sahaa väsyneenä</text:p>
            </text:list-item>
            <text:list-item>
              <text:p text:style-name="P13">Jos jokin arvelluttaa niin mieti uudestaan rauhassa</text:p>
            </text:list-item>
            <text:list-item>
              <text:p text:style-name="P13">Pyydä apua isojen kappaleiden käsittelyssä</text:p>
            </text:list-item>
            <text:list-item>
              <text:p text:style-name="P13">Varmista ettei pöydällä ole mitään ylimääräistä</text:p>
              <text:list>
                <text:list-item>
                  <text:p text:style-name="P13">Tippuminen vie huomion ja sormet sahanterään</text:p>
                </text:list-item>
              </text:list>
            </text:list-item>
            <text:list-item>
              <text:p text:style-name="P13">Varmista että tarvittavat työntökepit ovat saatavilla</text:p>
            </text:list-item>
            <text:list-item>
              <text:p text:style-name="P13">Ongelmatilanteessa sammuta aina ensin saha ja odota terän pysähtymistä</text:p>
              <text:list>
                <text:list-item>
                  <text:p text:style-name="P13">Sahan voi sammuttaa joko sahan kytkimestä tai huoneen hätäkatkaisijasta betonitolpasta</text:p>
                </text:list-item>
              </text:list>
            </text:list-item>
          </text:list>
        </text:list-item>
        <text:list-item>
          <text:p text:style-name="P13">Lopuksi</text:p>
          <text:list>
            <text:list-item>
              <text:p text:style-name="P13">Siivoa</text:p>
            </text:list-item>
            <text:list-item>
              <text:p text:style-name="P13">Jätä terä 90-asteen kulmaan</text:p>
            </text:list-item>
            <text:list-item>
              <text:p text:style-name="P13">Aseta katkaisu- ja halkaisuvasteet paikalleen</text:p>
            </text:list-item>
            <text:list-item>
              <text:p text:style-name="P13">Aseta puinen kelkka ja jiirivaste hyllyyn</text:p>
            </text:list-item>
            <text:list-item>
              <text:p text:style-name="P13">Jätä sahan päälle työntökepit ja ohjelappu</text:p>
            </text:list-item>
          </text:list>
        </text:list-item>
      </text:list>
      <text:p text:style-name="P14"/>
      <text:h text:style-name="P3" text:outline-level="1">Puruimuri</text:h>
      <text:list xml:id="list173159726946280" text:continue-numbering="true" text:style-name="L1">
        <text:list-item>
          <text:p text:style-name="P13">Käynnistysnapit</text:p>
        </text:list-item>
        <text:list-item>
          <text:p text:style-name="P13">Lattiasuulake</text:p>
          <text:list>
            <text:list-item>
              <text:p text:style-name="P13">Vältettävä metallikappaleiden imurointia</text:p>
            </text:list-item>
          </text:list>
        </text:list-item>
        <text:list-item>
          <text:p text:style-name="P13">Letku käsikoneille</text:p>
        </text:list-item>
        <text:list-item>
          <text:p text:style-name="P13">Sulkupellit</text:p>
          <text:list>
            <text:list-item>
              <text:p text:style-name="P13">Sulje pelti aina lopettaessasi koneen käytön</text:p>
            </text:list-item>
          </text:list>
        </text:list-item>
        <text:list-item>
          <text:p text:style-name="P13">Jos imuri ei lähde päälle</text:p>
          <text:list>
            <text:list-item>
              <text:p text:style-name="P13">Viikkotarkistus</text:p>
              <text:list>
                <text:list-item>
                  <text:p text:style-name="P13">Imurin luo löytäminen</text:p>
                </text:list-item>
                <text:list-item>
                  <text:p text:style-name="P13">Säkkien tarkistus ja tyhjennys tarvittaessa</text:p>
                </text:list-item>
                <text:list-item>
                  <text:p text:style-name="P13">Suodattimien piiskaus mattopiiskalla</text:p>
                </text:list-item>
                <text:list-item>
                  <text:p text:style-name="P13">Kuittaus</text:p>
                </text:list-item>
              </text:list>
            </text:list-item>
          </text:list>
        </text:list-item>
      </text:list>
      <text:p text:style-name="P15"/>
      <text:h text:style-name="P3" text:outline-level="1">Oikohöylä</text:h>
      <text:list xml:id="list173158460270796" text:continue-numbering="true" text:style-name="L1">
        <text:list-item>
          <text:p text:style-name="P13">Terät eivät kestä ollenkaan hiekkaa tai nauloja</text:p>
        </text:list-item>
        <text:list-item>
          <text:p text:style-name="P13">Rasvakupit</text:p>
          <text:list>
            <text:list-item>
              <text:p text:style-name="P13">Lisää rasvaa tarvittaessa</text:p>
            </text:list-item>
          </text:list>
        </text:list-item>
        <text:list-item>
          <text:p text:style-name="P13">Teräsuoja ja sen lukitus</text:p>
        </text:list-item>
        <text:list-item>
          <text:p text:style-name="P13">Kappaleen oikeaoppinen syöttö</text:p>
          <text:list>
            <text:list-item>
              <text:p text:style-name="P13">Työntökepit</text:p>
            </text:list-item>
          </text:list>
        </text:list-item>
        <text:list-item>
          <text:p text:style-name="P13">90-asteen höyläys</text:p>
        </text:list-item>
        <text:list-item>
          <text:p text:style-name="P13">Pelkästään oikohöylällä ei saa kahta samansuuntaista pintaa</text:p>
        </text:list-item>
        <text:list-item>
          <text:p text:style-name="P13">Oikohöylää ei saa käyttää samaan aikaan pöytäsahan kanssa</text:p>
        </text:list-item>
        <text:list-item>
          <text:p text:style-name="P13">Siivous</text:p>
          <text:list>
            <text:list-item>
              <text:p text:style-name="P13">Purukaukalon tyhjentäminen</text:p>
            </text:list-item>
          </text:list>
        </text:list-item>
      </text:list>
      <text:p text:style-name="P15"/>
      <text:h text:style-name="P3" text:outline-level="1">Tasohöylä</text:h>
      <text:list xml:id="list173158777468703" text:continue-numbering="true" text:style-name="L1">
        <text:list-item>
          <text:p text:style-name="P13">Terät eivät kestä ollenkaan nauloja tai hiekkaa</text:p>
        </text:list-item>
        <text:list-item>
          <text:p text:style-name="P13">Syöttörullien öljyäminen</text:p>
          <text:list>
            <text:list-item>
              <text:p text:style-name="P13">6kpl öljykuppeja</text:p>
            </text:list-item>
          </text:list>
        </text:list-item>
        <text:list-item>
          <text:p text:style-name="P13">Korkeussäätö</text:p>
          <text:list>
            <text:list-item>
              <text:p text:style-name="P13">Ruuvin klappi</text:p>
            </text:list-item>
            <text:list-item>
              <text:p text:style-name="P13">Lähesty tavoitelukemaa aina alhaalta päin</text:p>
            </text:list-item>
          </text:list>
        </text:list-item>
        <text:list-item>
          <text:p text:style-name="P13">Syöttönopeuden valinta</text:p>
        </text:list-item>
        <text:list-item>
          <text:p text:style-name="P13">Digitaalinen korkeusnäyttö</text:p>
          <text:list>
            <text:list-item>
              <text:p text:style-name="P13">Luota mutta varmista</text:p>
              <text:list>
                <text:list-item>
                  <text:p text:style-name="P13">Näyttö hukkaa kalibraationsa jos patteri loppuu tai johto irtoaa</text:p>
                </text:list-item>
              </text:list>
            </text:list-item>
            <text:list-item>
              <text:p text:style-name="P13">Kalibraatio, kerrotaan mutta ei näytetä</text:p>
              <text:list>
                <text:list-item>
                  <text:p text:style-name="P13">Höylää kappaleen</text:p>
                </text:list-item>
                <text:list-item>
                  <text:p text:style-name="P13">Mittaa työntömitalla</text:p>
                </text:list-item>
                <text:list-item>
                  <text:p text:style-name="P13">Paina pitkään on/calib -nappia</text:p>
                </text:list-item>
                <text:list-item>
                  <text:p text:style-name="P13">Syötä + ja – napeilla mitattu korkeus</text:p>
                </text:list-item>
                <text:list-item>
                  <text:p text:style-name="P13">Paina calib-nappia tallentaaksesi</text:p>
                </text:list-item>
              </text:list>
            </text:list-item>
          </text:list>
        </text:list-item>
        <text:list-item>
          <text:p text:style-name="P13">Tähti-kolmio-käynnistys</text:p>
        </text:list-item>
        <text:list-item>
          <text:p text:style-name="P13">Höylää ei saa käyttää samaan aikaan sorvin kanssa</text:p>
        </text:list-item>
        <text:list-item>
          <text:p text:style-name="P13">Vanerisen purunpoistokaukalon puhdistus</text:p>
        </text:list-item>
      </text:list>
      <text:p text:style-name="P15"/>
      <text:h text:style-name="P3" text:outline-level="1">Sorvi</text:h>
      <text:list xml:id="list173159983172224" text:continue-numbering="true" text:style-name="L1">
        <text:list-item>
          <text:p text:style-name="P16">Sorvi on vaarallinen kone</text:p>
          <text:list>
            <text:list-item>
              <text:p text:style-name="P16">Keskity siihen mitä olet tekemässä</text:p>
            </text:list-item>
            <text:list-item>
              <text:p text:style-name="P16">Pidä huoli etteivät hihat, hiukset tai mikään muu pääse takertumaan karan ympärille</text:p>
            </text:list-item>
            <text:list-item>
              <text:p text:style-name="P16">Sorvia ei saa käyttää samaan aikaan tasohöylän kanssa</text:p>
            </text:list-item>
          </text:list>
        </text:list-item>
        <text:list-item>
          <text:p text:style-name="P16">Sorvin osat</text:p>
          <text:list>
            <text:list-item>
              <text:p text:style-name="P16">Kara</text:p>
              <text:list>
                <text:list-item>
                  <text:p text:style-name="P16">Keskiöt</text:p>
                </text:list-item>
                <text:list-item>
                  <text:p text:style-name="P16">Pakka, muistuta pakan epäkeskeisyydestä</text:p>
                </text:list-item>
                <text:list-item>
                  <text:p text:style-name="P16">Laipat</text:p>
                </text:list-item>
              </text:list>
            </text:list-item>
            <text:list-item>
              <text:p text:style-name="P16">Takapylkkä</text:p>
              <text:list>
                <text:list-item>
                  <text:p text:style-name="P16">Vaihdettavat keskiöt</text:p>
                </text:list-item>
                <text:list-item>
                  <text:p text:style-name="P16">Porapakka</text:p>
                </text:list-item>
              </text:list>
            </text:list-item>
            <text:list-item>
              <text:p text:style-name="P16">Työkaluteline</text:p>
              <text:list>
                <text:list-item>
                  <text:p text:style-name="P16">Vaihdettavat osat</text:p>
                </text:list-item>
              </text:list>
            </text:list-item>
          </text:list>
        </text:list-item>
        <text:list-item>
          <text:p text:style-name="P16">Paneelin kytkimet</text:p>
        </text:list-item>
        <text:list-item>
          <text:p text:style-name="P16">Pääkytkimet</text:p>
        </text:list-item>
        <text:list-item>
          <text:p text:style-name="P16">Nopeudet</text:p>
          <text:list>
            <text:list-item>
              <text:p text:style-name="P16">Aloita hiljaa</text:p>
            </text:list-item>
            <text:list-item>
              <text:p text:style-name="P16">Nosta nopeutta kun kappale rupeaa olemaan keskeinen</text:p>
            </text:list-item>
          </text:list>
        </text:list-item>
        <text:list-item>
          <text:p text:style-name="P16">Työkalutelineen oikea asento</text:p>
        </text:list-item>
        <text:list-item>
          <text:p text:style-name="P16">Tarkista että kappale mahtuu pyörimään ennen sorvin käynnistämistä</text:p>
        </text:list-item>
        <text:list-item>
          <text:p text:style-name="P16">Talttojen käyttäminen</text:p>
        </text:list-item>
        <text:list-item>
          <text:p text:style-name="P16">Turvallinen hiominen pitkällä paperilla kappaleen takaa</text:p>
        </text:list-item>
        <text:list-item>
          <text:p text:style-name="P16">Varmista aina lopuksi, että sorvin pääkytkin on käännetty pois päältä</text:p>
          <text:list>
            <text:list-item>
              <text:p text:style-name="P16">Riskinä että joku käynnistää sorvin vahingossa</text:p>
            </text:list-item>
          </text:list>
        </text:list-item>
      </text:list>
      <text:p text:style-name="P17"/>
      <text:h text:style-name="P4" text:outline-level="1">Jiirisaha</text:h>
      <text:list xml:id="list173159306574096" text:continue-numbering="true" text:style-name="L1">
        <text:list-item>
          <text:p text:style-name="P16">Säädöt</text:p>
          <text:list>
            <text:list-item>
              <text:p text:style-name="P16">Kääntö</text:p>
            </text:list-item>
            <text:list-item>
              <text:p text:style-name="P16">Kallistus</text:p>
              <text:list>
                <text:list-item>
                  <text:p text:style-name="P16">Sahausvasteen siirto pois tieltä</text:p>
                </text:list-item>
              </text:list>
            </text:list-item>
            <text:list-item>
              <text:p text:style-name="P16">Liukumekanismin lukitseminen</text:p>
            </text:list-item>
            <text:list-item>
              <text:p text:style-name="P16">Syvyysrajoitin</text:p>
            </text:list-item>
            <text:list-item>
              <text:p text:style-name="P16">Nopeudensäädin</text:p>
              <text:list>
                <text:list-item>
                  <text:p text:style-name="P16">Tähän ei tarvitse normaalisti koskea</text:p>
                </text:list-item>
              </text:list>
            </text:list-item>
          </text:list>
        </text:list-item>
        <text:list-item>
          <text:p text:style-name="P16">Turvallisuus</text:p>
          <text:list>
            <text:list-item>
              <text:p text:style-name="P16">Käytä kuulonsuojaimia</text:p>
            </text:list-item>
            <text:list-item>
              <text:p text:style-name="P16">Vedä saha aina ensin eteen, paina sitten alas ja työnnä taaksepäin</text:p>
            </text:list-item>
            <text:list-item>
              <text:p text:style-name="P16">Kappale tuettava aina</text:p>
              <text:list>
                <text:list-item>
                  <text:p text:style-name="P16">Älä sahaa liian pieniä kappaleita</text:p>
                </text:list-item>
              </text:list>
            </text:list-item>
            <text:list-item>
              <text:p text:style-name="P16">Kappaleen kiinnitys sahan puristimella</text:p>
            </text:list-item>
            <text:list-item>
              <text:p text:style-name="P16">Sahapukit isoille kappaleille</text:p>
            </text:list-item>
            <text:list-item>
              <text:p text:style-name="P16">Pyydä tarvittaessa apua</text:p>
            </text:list-item>
            <text:list-item>
              <text:p text:style-name="P16">Älä sahaa pyöreitä kappaleita</text:p>
            </text:list-item>
          </text:list>
        </text:list-item>
        <text:list-item>
          <text:p text:style-name="P16">Linjalaser</text:p>
        </text:list-item>
        <text:list-item>
          <text:p text:style-name="P16">Käynnistys</text:p>
          <text:list>
            <text:list-item>
              <text:p text:style-name="P16">Varmistinvipu</text:p>
            </text:list-item>
            <text:list-item>
              <text:p text:style-name="P16">Liipaisin</text:p>
            </text:list-item>
          </text:list>
        </text:list-item>
        <text:list-item>
          <text:p text:style-name="P16">Sähköinen jarru ja sen aiheuttama nykäisy</text:p>
        </text:list-item>
        <text:list-item>
          <text:p text:style-name="P8">Materiaalit</text:p>
          <text:list>
            <text:list-item>
              <text:p text:style-name="P16">Muovit sulavat helposti kiinni terään</text:p>
            </text:list-item>
          </text:list>
        </text:list-item>
      </text:list>
      <text:p text:style-name="P17"/>
      <text:h text:style-name="P4" text:outline-level="1">Vannesahat</text:h>
      <text:list xml:id="list173160342436540" text:continue-numbering="true" text:style-name="L1">
        <text:list-item>
          <text:p text:style-name="P18">Sahan osat</text:p>
          <text:list>
            <text:list-item>
              <text:p text:style-name="P18">Terä</text:p>
            </text:list-item>
            <text:list-item>
              <text:p text:style-name="P18">Ylempi teräohjain</text:p>
              <text:list>
                <text:list-item>
                  <text:p text:style-name="P18">Korkeussäätö</text:p>
                </text:list-item>
                <text:list-item>
                  <text:p text:style-name="P18">Suositellaan pitämään alhaalla</text:p>
                </text:list-item>
              </text:list>
            </text:list-item>
            <text:list-item>
              <text:p text:style-name="P18">Pöydän kallistus</text:p>
              <text:list>
                <text:list-item>
                  <text:p text:style-name="P18">Vain isossa sahassa</text:p>
                </text:list-item>
                <text:list-item>
                  <text:p text:style-name="P18">Pöydän keskiö poistettava</text:p>
                </text:list-item>
                <text:list-item>
                  <text:p text:style-name="P18">Palauta pöytä aina lopuksi suoraan</text:p>
                </text:list-item>
              </text:list>
            </text:list-item>
            <text:list-item>
              <text:p text:style-name="P18">Ison sahan halkaisu- ja katkaisuvasteet</text:p>
            </text:list-item>
          </text:list>
        </text:list-item>
        <text:list-item>
          <text:p text:style-name="P18">Sahaaminen</text:p>
          <text:list>
            <text:list-item>
              <text:p text:style-name="P18">Vältä liiallista voimaa</text:p>
            </text:list-item>
            <text:list-item>
              <text:p text:style-name="P18">Käytä pienempää sahaa tiukkoihin muotoihin</text:p>
            </text:list-item>
            <text:list-item>
              <text:p text:style-name="P18">Terä ei kestä ollenkaan hiekkaa tai nauloja</text:p>
            </text:list-item>
          </text:list>
        </text:list-item>
      </text:list>
      <text:p text:style-name="P19"/>
      <text:h text:style-name="P5" text:outline-level="1">Alajyrsin / Pöytäjyrsin</text:h>
      <text:list xml:id="list173158382228341" text:continue-numbering="true" text:style-name="L1">
        <text:list-item>
          <text:p text:style-name="P20">Koneen osat ja varusteet</text:p>
          <text:list>
            <text:list-item>
              <text:p text:style-name="P20">Vaste</text:p>
              <text:list>
                <text:list-item>
                  <text:p text:style-name="P20">Featherboardit</text:p>
                </text:list-item>
              </text:list>
            </text:list-item>
            <text:list-item>
              <text:p text:style-name="P20">Jiirivaste</text:p>
            </text:list-item>
            <text:list-item>
              <text:p text:style-name="P20">Kara</text:p>
              <text:list>
                <text:list-item>
                  <text:p text:style-name="P20">Avaimet terän vaihtoon</text:p>
                </text:list-item>
                <text:list-item>
                  <text:p text:style-name="P20">Kiristysholkit</text:p>
                </text:list-item>
                <text:list-item>
                  <text:p text:style-name="P20">Renkaat karan ympärillä</text:p>
                </text:list-item>
                <text:list-item>
                  <text:p text:style-name="P20">Korkeussäätö</text:p>
                </text:list-item>
              </text:list>
            </text:list-item>
            <text:list-item>
              <text:p text:style-name="P20">Nopeudensäätö</text:p>
            </text:list-item>
            <text:list-item>
              <text:p text:style-name="P20">Purunpoiston sulkupelti</text:p>
            </text:list-item>
            <text:list-item>
              <text:p text:style-name="P20">Purunpoistolaatikko koneen alla</text:p>
            </text:list-item>
            <text:list-item>
              <text:p text:style-name="P20">Digitaalinen korkeusmitta</text:p>
            </text:list-item>
          </text:list>
        </text:list-item>
        <text:list-item>
          <text:p text:style-name="P20">Käyttö</text:p>
          <text:list>
            <text:list-item>
              <text:p text:style-name="P20">Käytä kuulosuojaimia</text:p>
            </text:list-item>
            <text:list-item>
              <text:p text:style-name="P20">Vain pienehköille kappaleille</text:p>
              <text:list>
                <text:list-item>
                  <text:p text:style-name="P20">Käytä yläjyrsintä isoihin aihioihin</text:p>
                </text:list-item>
              </text:list>
            </text:list-item>
            <text:list-item>
              <text:p text:style-name="P20">Materiaalin oikea syöttösuunta</text:p>
            </text:list-item>
            <text:list-item>
              <text:p text:style-name="P20">Jyrsi aina joko vastetta tai laakeria vasten</text:p>
              <text:list>
                <text:list-item>
                  <text:p text:style-name="P20">Varmista että kappale pysyy hyvin tukipintaa vasten</text:p>
                </text:list-item>
              </text:list>
            </text:list-item>
            <text:list-item>
              <text:p text:style-name="P20">Varmista ettei pöydällä ole mitään ylimäääräistä</text:p>
            </text:list-item>
            <text:list-item>
              <text:p text:style-name="P20">Mieti kahdesti miten pidät kappaleesta kiinni ja mistä terä tulee esille</text:p>
            </text:list-item>
            <text:list-item>
              <text:p text:style-name="P20">Älä hätäile</text:p>
            </text:list-item>
          </text:list>
        </text:list-item>
        <text:list-item>
          <text:p text:style-name="P20">Materiaalit</text:p>
          <text:list>
            <text:list-item>
              <text:p text:style-name="P20">Vain puulle, muovi sulaa kiinni teriin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loext:contextual-spacing="false" fo:line-height="100%"/>
      <style:text-properties fo:font-size="14pt" fo:font-style="normal" officeooo:rsid="001dacca" style:font-size-asian="14pt" style:font-style-asian="normal" style:font-size-complex="14pt" style:font-style-complex="normal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loext:graphic-properties draw:fill="solid" draw:fill-color="#ff66ff" draw:opacity="100%"/>
      <style:paragraph-properties fo:text-align="center" style:justify-single-word="false" fo:background-color="#ff66ff"/>
      <style:text-properties fo:font-size="40pt" fo:font-weight="bold" officeooo:rsid="001d2e4b" fo:background-color="transparent" style:font-size-asian="35pt" style:font-weight-asian="bold" style:font-size-complex="4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40pt" officeooo:rsid="001d2e4b" style:font-size-asian="40pt" style:font-size-complex="4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1cm" loext:contextual-spacing="false"/>
      <style:text-properties fo:font-size="28pt" fo:font-weight="bold" officeooo:rsid="001d2e4b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16:25:50.941052104</meta:creation-date>
    <dc:date>2019-11-29T17:31:57.958227727</dc:date>
    <meta:editing-duration>PT23M5S</meta:editing-duration>
    <meta:editing-cycles>4</meta:editing-cycles>
    <meta:generator>LibreOffice/5.4.2.2$MacOSX_X86_64 LibreOffice_project/22b09f6418e8c2d508a9eaf86b2399209b0990f4</meta:generator>
    <meta:document-statistic meta:table-count="0" meta:image-count="0" meta:object-count="0" meta:page-count="13" meta:paragraph-count="242" meta:word-count="990" meta:character-count="6339" meta:non-whitespace-character-count="5820"/>
  </office:meta>
</office:document-meta>
</file>